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1a0f" officeooo:paragraph-rsid="00071a0f"/>
    </style:style>
    <style:style style:name="P2" style:family="paragraph" style:parent-style-name="Standard">
      <style:text-properties officeooo:rsid="00071a0f" officeooo:paragraph-rsid="000a07da"/>
    </style:style>
    <style:style style:name="P3" style:family="paragraph" style:parent-style-name="Standard">
      <style:text-properties officeooo:rsid="00073a14" officeooo:paragraph-rsid="00073a14"/>
    </style:style>
    <style:style style:name="P4" style:family="paragraph" style:parent-style-name="Standard">
      <style:text-properties officeooo:rsid="00073a14" officeooo:paragraph-rsid="000a07da"/>
    </style:style>
    <style:style style:name="P5" style:family="paragraph" style:parent-style-name="Standard">
      <style:text-properties officeooo:rsid="00082fc0" officeooo:paragraph-rsid="00082fc0"/>
    </style:style>
    <style:style style:name="P6" style:family="paragraph" style:parent-style-name="Standard">
      <style:text-properties officeooo:rsid="000a07da" officeooo:paragraph-rsid="000a07da"/>
    </style:style>
    <style:style style:name="P7" style:family="paragraph" style:parent-style-name="Standard">
      <style:text-properties officeooo:rsid="000dfdcb" officeooo:paragraph-rsid="000dfdcb"/>
    </style:style>
    <style:style style:name="P8" style:family="paragraph" style:parent-style-name="Standard">
      <style:text-properties officeooo:rsid="00082fc0" officeooo:paragraph-rsid="00082fc0"/>
    </style:style>
    <style:style style:name="P9" style:family="paragraph" style:parent-style-name="Standard">
      <style:text-properties officeooo:rsid="00071a0f" officeooo:paragraph-rsid="000a07da"/>
    </style:style>
    <style:style style:name="P10" style:family="paragraph" style:parent-style-name="Standard">
      <style:text-properties officeooo:rsid="0010b412" officeooo:paragraph-rsid="0010b412"/>
    </style:style>
    <style:style style:name="T1" style:family="text">
      <style:text-properties officeooo:rsid="00082fc0"/>
    </style:style>
    <style:style style:name="T2" style:family="text">
      <style:text-properties officeooo:rsid="000830ea"/>
    </style:style>
    <style:style style:name="T3" style:family="text">
      <style:text-properties officeooo:rsid="000a0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ributivité</text:p>
      <text:p text:style-name="P1"/>
      <text:p text:style-name="P1"/>
      <text:p text:style-name="P2">Il faut pouvoir <text:span text:style-name="T3">avoir </text:span>1 symbole par parenthèse. </text:p>
      <text:p text:style-name="P2">Choix de la difficulté possible (puissances de x)</text:p>
      <text:p text:style-name="P10">Choix détail de la correction : </text:p>
      <text:p text:style-name="P10"><text:tab/>résultat uniquement</text:p>
      <text:p text:style-name="P10"><text:tab/>étapes sans regroupement pour réduction</text:p>
      <text:p text:style-name="P10"><text:tab/>étapes avec regroupement par puissance croissante des termes</text:p>
      <text:p text:style-name="P1"/>
      <text:p text:style-name="P6">initialisation :</text:p>
      <text:p text:style-name="P6"/>
      <text:p text:style-name="P3">c<text:span text:style-name="T3">hoisir un symbole </text:span>parmi <text:span text:style-name="T2">x, y, z, t (variable symbol pour compilation latex)</text:span></text:p>
      <text:p text:style-name="P4"><text:span text:style-name="T3">générer une liste</text:span> de 4 couples coeff / puissance du symbole :</text:p>
      <text:p text:style-name="P4"><text:s/><text:span text:style-name="T1">[[a,1],[b,0],[c,0],[d,2]] == (ax+b)(c+dx²)</text:span></text:p>
      <text:p text:style-name="P6">ATTENTION : jamais la même puissance pour deux termes de la même parenthèses</text:p>
      <text:p text:style-name="P3"/>
      <text:p text:style-name="P7">(a + b)(c+d)</text:p>
      <text:p text:style-name="P7">on développe (rajouter les parenthèses si coeff négatif) a*c + a*d + b*c + b*d</text:p>
      <text:p text:style-name="P7">on réduit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4:43:18.319729925</meta:creation-date>
    <dc:date>2020-08-16T22:26:36.283223161</dc:date>
    <meta:editing-duration>PT21M5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103" meta:character-count="635" meta:non-whitespace-character-count="543"/>
  </office:meta>
</office:document-meta>
</file>